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officeooo:rsid="001e611f" officeooo:paragraph-rsid="001e611f" style:font-size-asian="18pt" style:font-size-complex="18pt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1.101cm" style:auto-text-indent="false" fo:background-color="transparent"/>
      <style:text-properties fo:language="fr" fo:country="FR" officeooo:rsid="001e611f" officeooo:paragraph-rsid="001e611f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1.101cm" style:auto-text-indent="false" fo:background-color="transparent"/>
      <style:text-properties fo:language="fr" fo:country="FR" officeooo:rsid="001e611f" officeooo:paragraph-rsid="002668e2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1.101cm" style:auto-text-indent="false" fo:background-color="transparent"/>
      <style:text-properties fo:language="fr" fo:country="FR" officeooo:rsid="0021785b" officeooo:paragraph-rsid="0021785b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1.101cm" style:auto-text-indent="false" fo:background-color="transparent"/>
      <style:text-properties fo:language="fr" fo:country="FR" fo:font-weight="bold" officeooo:rsid="001e611f" officeooo:paragraph-rsid="001e611f" style:font-weight-asian="bold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01cm" style:auto-text-indent="false" style:page-number="auto" fo:background-color="transparent"/>
      <style:text-properties fo:language="fr" fo:country="FR" fo:font-weight="bold" officeooo:rsid="001e611f" officeooo:paragraph-rsid="001e611f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1.101cm" style:auto-text-indent="false" fo:background-color="transparent"/>
      <style:text-properties fo:language="fr" fo:country="FR" officeooo:rsid="001e611f" officeooo:paragraph-rsid="001e611f"/>
    </style:style>
    <style:style style:name="T1" style:family="text">
      <style:text-properties officeooo:rsid="00228b9a"/>
    </style:style>
    <style:style style:name="T2" style:family="text">
      <style:text-properties officeooo:rsid="00246946"/>
    </style:style>
    <style:style style:name="T3" style:family="text">
      <style:text-properties officeooo:rsid="0025d2ae"/>
    </style:style>
    <style:style style:name="T4" style:family="text">
      <style:text-properties officeooo:rsid="002668e2"/>
    </style:style>
    <style:style style:name="T5" style:family="text">
      <style:text-properties officeooo:rsid="0026931e"/>
    </style:style>
    <style:style style:name="T6" style:family="text">
      <style:text-properties officeooo:rsid="002b3f22"/>
    </style:style>
    <style:style style:name="T7" style:family="text">
      <style:text-properties officeooo:rsid="002bffb5"/>
    </style:style>
    <style:style style:name="T8" style:family="text">
      <style:text-properties officeooo:rsid="002ce7b5"/>
    </style:style>
    <style:style style:name="T9" style:family="text">
      <style:text-properties officeooo:rsid="002e246e"/>
    </style:style>
    <style:style style:name="T10" style:family="text">
      <style:text-properties officeooo:rsid="0031a981"/>
    </style:style>
    <style:style style:name="T11" style:family="text">
      <style:text-properties officeooo:rsid="00323e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ériel de week-end</text:p>
      <text:p text:style-name="P6">Matériel commun :</text:p>
      <text:p text:style-name="P4">- Tapis de sol</text:p>
      <text:p text:style-name="P4">- Sac de couchage</text:p>
      <text:p text:style-name="P4">- Pyjama ou tenu pour dormir</text:p>
      <text:p text:style-name="P4">- Uniforme, t-shirt de jeu dessous</text:p>
      <text:p text:style-name="P4">- Change (caleçon, chaussette, t-shirt)</text:p>
      <text:p text:style-name="P4">- <text:span text:style-name="T6">Chaussure de Marche pou basket (ne jamais prendre de chaussure de ville)</text:span></text:p>
      <text:p text:style-name="P4">- surplus de paire de chaussette (au cas où il pleut)</text:p>
      <text:p text:style-name="P4">- Polaire</text:p>
      <text:p text:style-name="P4">- Veste imperméable</text:p>
      <text:p text:style-name="P4">- <text:span text:style-name="T1">Cape de Pluie</text:span></text:p>
      <text:p text:style-name="P4">- <text:span text:style-name="T1">Sur-sac</text:span></text:p>
      <text:p text:style-name="P4">- Plaid</text:p>
      <text:p text:style-name="P4">- Lampe</text:p>
      <text:p text:style-name="P4">- Gamelle, couvert et quart</text:p>
      <text:p text:style-name="P4">- <text:span text:style-name="T1">Papier Journal, briquet</text:span></text:p>
      <text:p text:style-name="P4">- <text:span text:style-name="T1">Couteau</text:span></text:p>
      <text:p text:style-name="P4">- <text:span text:style-name="T1">Papier, Crayon</text:span></text:p>
      <text:p text:style-name="P4">- <text:span text:style-name="T1">Boussole</text:span></text:p>
      <text:p text:style-name="P4">- <text:span text:style-name="T1">Foulard de Jeu</text:span></text:p>
      <text:p text:style-name="P4">- <text:span text:style-name="T1">Couverture de Survie</text:span></text:p>
      <text:p text:style-name="P4">- <text:span text:style-name="T1">Hodari (en cas de week-end de troupe)</text:span></text:p>
      <text:p text:style-name="P4">- <text:span text:style-name="T1">2 L d’eau</text:span></text:p>
      <text:p text:style-name="P4"/>
      <text:p text:style-name="P5">Matériel Nautique :</text:p>
      <text:p text:style-name="P2">- <text:span text:style-name="T2">Thermos d’eau chaude</text:span></text:p>
      <text:p text:style-name="P2">- <text:span text:style-name="T2">Test d’aisance aquatique</text:span></text:p>
      <text:p text:style-name="P2">- <text:span text:style-name="T2">Pagaie</text:span></text:p>
      <text:p text:style-name="P2">- <text:span text:style-name="T2">Gilet de Sauvetage</text:span></text:p>
      <text:p text:style-name="P3">- <text:span text:style-name="T3">Tenue pour la navigation </text:span><text:span text:style-name="T4">(chausson d’eau, short et t-shirt de bains ou combinaison, </text:span><text:span text:style-name="T5">veste coupe-vent et imperméable, gant, couvre chef)</text:span></text:p>
      <text:p text:style-name="P3">- <text:span text:style-name="T5">Lunette de soleil</text:span></text:p>
      <text:p text:style-name="P2">- <text:span text:style-name="T4">Serviette</text:span></text:p>
      <text:p text:style-name="P2"/>
      <text:p text:style-name="P5">Matériel Montagne :</text:p>
      <text:p text:style-name="P2">- <text:span text:style-name="T6">Raquettes (en cas de neige)</text:span></text:p>
      <text:p text:style-name="P2">- <text:span text:style-name="T6">Corde d’escalade </text:span><text:span text:style-name="T10">(Matériel de PAT)</text:span></text:p>
      <text:p text:style-name="P2">- <text:span text:style-name="T6">Arva, pelle, sonde (en cas de neige)</text:span></text:p>
      <text:p text:style-name="P2">- <text:span text:style-name="T6">Chaussure de marche obligatoire</text:span></text:p>
      <text:p text:style-name="P2"/>
      <text:p text:style-name="P5">Matériel Neige :</text:p>
      <text:p text:style-name="P2">- <text:span text:style-name="T7">Gant</text:span></text:p>
      <text:p text:style-name="P2">- <text:span text:style-name="T7">Bonnet</text:span></text:p>
      <text:p text:style-name="P2">- <text:span text:style-name="T7">Veste chaude et imperméable</text:span></text:p>
      <text:p text:style-name="P2">- <text:span text:style-name="T7">lunette de soleil</text:span></text:p>
      <text:p text:style-name="P2">- <text:span text:style-name="T10">Grosses chaussettes </text:span></text:p>
      <text:p text:style-name="P2">- <text:span text:style-name="T7">une paire de gant de rechange</text:span></text:p>
      <text:p text:style-name="P2">- <text:span text:style-name="T8">Thermos d’eau chaude </text:span><text:span text:style-name="T10">(facultatif)</text:span></text:p>
      <text:p text:style-name="P2">- <text:span text:style-name="T11">Guêtres</text:span></text:p>
      <text:p text:style-name="P2">- <text:span text:style-name="T11">Pantalon de Ski</text:span></text:p>
      <text:p text:style-name="P2">- <text:span text:style-name="T9">Chaussure de Neig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08:09:25.019431293</meta:creation-date>
    <dc:date>2021-12-04T12:16:27.249670078</dc:date>
    <meta:editing-duration>PT1H9M55S</meta:editing-duration>
    <meta:editing-cycles>17</meta:editing-cycles>
    <meta:generator>LibreOffice/7.0.4.2$Linux_X86_64 LibreOffice_project/00$Build-2</meta:generator>
    <meta:document-statistic meta:table-count="0" meta:image-count="0" meta:object-count="0" meta:page-count="1" meta:paragraph-count="48" meta:word-count="219" meta:character-count="1166" meta:non-whitespace-character-count="994"/>
  </office:meta>
</office:document-meta>
</file>